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fo:color="#000000" fo:font-size="28pt" fo:font-weight="normal" officeooo:rsid="00109063" officeooo:paragraph-rsid="001d35cc" style:font-size-asian="28pt" style:font-weight-asian="normal" style:font-size-complex="28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Arial" fo:font-size="18pt" officeooo:paragraph-rsid="001d35cc" style:font-size-asian="18pt" style:font-name-complex="Arial1"/>
    </style:style>
    <style:style style:name="P3" style:family="paragraph" style:parent-style-name="Standard">
      <style:paragraph-properties fo:text-align="center" style:justify-single-word="false"/>
      <style:text-properties style:font-name="Arial" fo:font-size="20pt" officeooo:paragraph-rsid="001d35cc" style:font-size-asian="20pt" style:font-name-complex="Arial1"/>
    </style:style>
    <style:style style:name="P4" style:family="paragraph" style:parent-style-name="Standard" style:list-style-name="">
      <style:paragraph-properties fo:text-align="center" style:justify-single-word="false"/>
      <style:text-properties officeooo:paragraph-rsid="001d35cc"/>
    </style:style>
    <style:style style:name="P5" style:family="paragraph" style:parent-style-name="Standard">
      <style:paragraph-properties fo:text-align="center" style:justify-single-word="false"/>
      <style:text-properties officeooo:paragraph-rsid="001d35cc"/>
    </style:style>
    <style:style style:name="P6" style:family="paragraph" style:parent-style-name="Standard" style:master-page-name="Standard">
      <style:paragraph-properties fo:margin-left="-0.501cm" fo:margin-right="0cm" fo:text-align="center" style:justify-single-word="false" fo:text-indent="0.25cm" style:auto-text-indent="false" style:page-number="auto"/>
      <style:text-properties officeooo:paragraph-rsid="001d35cc"/>
    </style:style>
    <style:style style:name="T1" style:family="text">
      <style:text-properties style:font-name="Arial" fo:font-size="20pt" style:font-size-asian="20pt" style:font-name-complex="Arial1"/>
    </style:style>
    <style:style style:name="T2" style:family="text">
      <style:text-properties style:font-name="Arial" fo:font-size="20pt" fo:font-weight="bold" style:font-size-asian="20pt" style:font-weight-asian="bold" style:font-name-complex="Arial1"/>
    </style:style>
    <style:style style:name="T3" style:family="text">
      <style:text-properties style:font-name="Arial" fo:font-size="22pt" fo:font-weight="bold" style:font-size-asian="22pt" style:font-weight-asian="bold" style:font-name-complex="Arial1"/>
    </style:style>
    <style:style style:name="T4" style:family="text">
      <style:text-properties style:font-name="Arial" fo:font-size="22pt" style:font-size-asian="22pt" style:font-name-complex="Arial1"/>
    </style:style>
    <style:style style:name="T5" style:family="text">
      <style:text-properties style:font-name="Arial" fo:font-size="10pt" style:font-size-asian="10pt" style:font-name-complex="Arial1"/>
    </style:style>
    <style:style style:name="T6" style:family="text">
      <style:text-properties style:font-name="Arial" fo:font-size="36pt" style:font-size-asian="36pt" style:font-name-complex="Arial1"/>
    </style:style>
    <style:style style:name="T7" style:family="text">
      <style:text-properties style:font-name="Arial" fo:font-size="24pt" fo:font-weight="bold" style:font-size-asian="24pt" style:font-weight-asian="bold" style:font-name-complex="Arial1" style:font-size-complex="24pt"/>
    </style:style>
    <style:style style:name="T8" style:family="text">
      <style:text-properties style:font-name="Arial" fo:font-size="26pt" fo:font-weight="bold" style:font-size-asian="26pt" style:font-weight-asian="bold" style:font-name-complex="Arial1" style:font-size-complex="26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8">Na Força do Louvor</text:span><text:span text:style-name="T2"><text:tab/></text:span><text:span text:style-name="T5">Renascer Praise<text:tab/> </text:span><text:span text:style-name="T6">[ 44 ]</text:span></text:p>
      <text:p text:style-name="P2"/>
      <text:p text:style-name="P5"><text:span text:style-name="T4">***</text:span><text:span text:style-name="T1"> Já posso ouvir trombetas e trovões</text:span></text:p>
      <text:p text:style-name="P5"><text:span text:style-name="T1">É a voz de Deus quebrando o jugo</text:span></text:p>
      <text:p text:style-name="P5"><text:span text:style-name="T1">Nos dando vestes de louvor</text:span></text:p>
      <text:p text:style-name="P5"><text:span text:style-name="T1">Já posso ouvir os ossos que se juntam</text:span></text:p>
      <text:h text:style-name="P4" text:outline-level="1"><text:span text:style-name="T1">Se levantam como um povo</text:span></text:h>
      <text:h text:style-name="P4" text:outline-level="1"><text:span text:style-name="T1">É o exército de Deus</text:span></text:h>
      <text:p text:style-name="P3"/>
      <text:h text:style-name="P4" text:outline-level="1"><text:span text:style-name="T1">Estão aqui</text:span></text:h>
      <text:p text:style-name="P5"><text:span text:style-name="T1">Para revestir a cada um de nós</text:span></text:p>
      <text:p text:style-name="P5"><text:span text:style-name="T1">Com vestes de louvor 2x</text:span></text:p>
      <text:p text:style-name="P3"/>
      <text:p text:style-name="P5"><text:span text:style-name="T4">** </text:span><text:span text:style-name="T1">Na força do louvor eu vou conquistar</text:span></text:p>
      <text:p text:style-name="P5"><text:span text:style-name="T1">Na força do louvor eu vou avançar</text:span></text:p>
      <text:p text:style-name="P5"><text:span text:style-name="T1">Na força do louvor eu vou edificar a Ti, Senhor 2x</text:span></text:p>
      <text:p text:style-name="P3"/>
      <text:h text:style-name="P4" text:outline-level="1"><text:span text:style-name="T1">Pra Ti agora</text:span></text:h>
      <text:p text:style-name="P5"><text:span text:style-name="T1">Nos erguemos na força deste louvor</text:span></text:p>
      <text:p text:style-name="P5"><text:span text:style-name="T1">E que as vitórias</text:span></text:p>
      <text:p text:style-name="P5"><text:span text:style-name="T1">Sejam marcas da Tua presença em nós 2x</text:span></text:p>
      <text:p text:style-name="P3"/>
      <text:h text:style-name="P4" text:outline-level="1"><text:span text:style-name="T1">Aleluia, aleluia, aleluia ao Rei</text:span></text:h>
      <text:p text:style-name="P5"><text:span text:style-name="T1">Deus poderoso</text:span></text:p>
      <text:p text:style-name="P5"><text:span text:style-name="T1">Deus tremendo</text:span></text:p>
      <text:p text:style-name="P1"><text:span text:style-name="T1">Maravilhoso rei 8x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99cm" fo:margin-bottom="6.001cm" fo:margin-left="0cm" fo:margin-right="3cm" fo:border-top="none" fo:border-bottom="none" fo:border-left="0.06pt solid #000000" fo:border-right="0.06pt solid #000000" fo:padding-top="0cm" fo:padding-bottom="0cm" fo:padding-left="0.499cm" fo:padding-right="0.499cm" style:shadow="none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2T13:53:27.730448112</meta:creation-date>
    <dc:date>2018-03-03T22:04:15.572592639</dc:date>
    <meta:editing-duration>PT23M46S</meta:editing-duration>
    <meta:editing-cycles>15</meta:editing-cycles>
    <meta:generator>LibreOffice/6.0.1.1$Linux_X86_64 LibreOffice_project/00m0$Build-1</meta:generator>
    <meta:print-date>2017-11-02T16:02:21.550682606</meta:print-date>
    <meta:document-statistic meta:table-count="0" meta:image-count="0" meta:object-count="0" meta:page-count="1" meta:paragraph-count="21" meta:word-count="120" meta:character-count="581" meta:non-whitespace-character-count="481"/>
  </office:meta>
</office:document-meta>
</file>